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22in"/>
    </style:style>
    <style:style style:name="co2" style:family="table-column">
      <style:table-column-properties fo:break-before="auto" style:column-width="5.0583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346in"/>
    </style:style>
    <style:style style:name="co5" style:family="table-column">
      <style:table-column-properties fo:break-before="auto" style:column-width="2.5634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Codice produttore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LQFP-176_24x24mm_Pitch0.5mm</text:p>
          </table:table-cell>
          <table:table-cell office:value-type="float" office:value="1">
            <text:p>1</text:p>
          </table:table-cell>
          <table:table-cell office:value-type="string">
            <text:p>STM32F429IGTx</text:p>
          </table:table-cell>
          <table:table-cell office:value-type="string">
            <text:p>497-17455-ND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>
            <text:p>TantalC_SizeA_EIA-3216_HandSoldering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478-1657-1-ND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2</text:p>
          </table:table-cell>
          <table:table-cell office:value-type="string">
            <text:p>TantalC_SizeA_EIA-3216_HandSoldering</text:p>
          </table:table-cell>
          <table:table-cell office:value-type="float" office:value="1">
            <text:p>1</text:p>
          </table:table-cell>
          <table:table-cell office:value-type="string">
            <text:p>22u</text:p>
          </table:table-cell>
          <table:table-cell office:value-type="string">
            <text:p>399-3692-1-ND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3,C4,C27</text:p>
          </table:table-cell>
          <table:table-cell office:value-type="string">
            <text:p>C_1210_HandSoldering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5,C6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office:value-type="string">
            <text:p>20p</text:p>
          </table:table-cell>
          <table:table-cell office:value-type="string">
            <text:p>311-1153-1-ND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7,C8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office:value-type="string">
            <text:p>2.2u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9,C11,C12,C13,C14,C15,C16,C17,C18,C19,C20,C21,C22,C23,C24,C25,C26</text:p>
          </table:table-cell>
          <table:table-cell office:value-type="string">
            <text:p>C_1206_HandSoldering</text:p>
          </table:table-cell>
          <table:table-cell office:value-type="float" office:value="17">
            <text:p>17</text:p>
          </table:table-cell>
          <table:table-cell office:value-type="string">
            <text:p>100n</text:p>
          </table:table-cell>
          <table:table-cell office:value-type="string">
            <text:p>720-1803-1-ND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0</text:p>
          </table:table-cell>
          <table:table-cell office:value-type="string">
            <text:p>C_1206_HandSoldering</text:p>
          </table:table-cell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LED_1206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160-1166-1-ND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2</text:p>
          </table:table-cell>
          <table:table-cell office:value-type="string">
            <text:p>LED_1206</text:p>
          </table:table-cell>
          <table:table-cell office:value-type="float" office:value="1">
            <text:p>1</text:p>
          </table:table-cell>
          <table:table-cell office:value-type="string">
            <text:p>LED.GREEN</text:p>
          </table:table-cell>
          <table:table-cell office:value-type="string">
            <text:p>160-1643-1-ND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</text:p>
          </table:table-cell>
          <table:table-cell office:value-type="string">
            <text:p>R_1210_HandSoldering</text:p>
          </table:table-cell>
          <table:table-cell office:value-type="float" office:value="1">
            <text:p>1</text:p>
          </table:table-cell>
          <table:table-cell office:value-type="string">
            <text:p>1.5K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2</text:p>
          </table:table-cell>
          <table:table-cell office:value-type="string">
            <text:p>R_1210_HandSoldering</text:p>
          </table:table-cell>
          <table:table-cell office:value-type="float" office:value="1">
            <text:p>1</text:p>
          </table:table-cell>
          <table:table-cell office:value-type="string">
            <text:p>22K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9,R11,R5,R8</text:p>
          </table:table-cell>
          <table:table-cell office:value-type="string">
            <text:p>R_1206_HandSoldering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10,R6</text:p>
          </table:table-cell>
          <table:table-cell office:value-type="string">
            <text:p>R_1206_HandSoldering</text:p>
          </table:table-cell>
          <table:table-cell office:value-type="float" office:value="2">
            <text:p>2</text:p>
          </table:table-cell>
          <table:table-cell table:style-name="ce3" office:value-type="float" office:value="510">
            <text:p>51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12,R13</text:p>
          </table:table-cell>
          <table:table-cell office:value-type="string">
            <text:p>R_1206_HandSoldering</text:p>
          </table:table-cell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14</text:p>
          </table:table-cell>
          <table:table-cell office:value-type="string">
            <text:p>R_1206_HandSoldering</text:p>
          </table:table-cell>
          <table:table-cell office:value-type="float" office:value="1">
            <text:p>1</text:p>
          </table:table-cell>
          <table:table-cell table:style-name="ce3" office:value-type="float" office:value="330">
            <text:p>330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W1</text:p>
          </table:table-cell>
          <table:table-cell office:value-type="string">
            <text:p>SW_SPST_FSMSM_3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office:value-type="string">
            <text:p>450-1140-ND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1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AZ1117-3.3</text:p>
          </table:table-cell>
          <table:table-cell office:value-type="string">
            <text:p>LM1117MP-3.3/NOPBCT-ND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XT1</text:p>
          </table:table-cell>
          <table:table-cell office:value-type="string">
            <text:p>Crystal_HC49-4H_Vertical_3D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office:value-type="string">
            <text:p>631-1100-ND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3,R7</text:p>
          </table:table-cell>
          <table:table-cell office:value-type="string">
            <text:p>R_1206_HandSoldering</text:p>
          </table:table-cell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4</text:p>
          </table:table-cell>
          <table:table-cell office:value-type="string">
            <text:p>R_1206_HandSoldering</text:p>
          </table:table-cell>
          <table:table-cell office:value-type="float" office:value="1">
            <text:p>1</text:p>
          </table:table-cell>
          <table:table-cell table:style-name="ce3"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10</text:p>
          </table:table-cell>
          <table:table-cell office:value-type="string">
            <text:p>IDC_02X20_2.54mm_Horizontal_PCB_2SIDES</text:p>
          </table:table-cell>
          <table:table-cell office:value-type="float" office:value="1">
            <text:p>1</text:p>
          </table:table-cell>
          <table:table-cell office:value-type="string">
            <text:p>CONN_02X20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12</text:p>
          </table:table-cell>
          <table:table-cell office:value-type="string">
            <text:p>USB_Micro-B_Large_Pads</text:p>
          </table:table-cell>
          <table:table-cell office:value-type="float" office:value="1">
            <text:p>1</text:p>
          </table:table-cell>
          <table:table-cell office:value-type="string">
            <text:p>USB_OTG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5,P6,P7,P8,P9</text:p>
          </table:table-cell>
          <table:table-cell office:value-type="string">
            <text:p>MountingHole</text:p>
          </table:table-cell>
          <table:table-cell office:value-type="float" office:value="5">
            <text:p>5</text:p>
          </table:table-cell>
          <table:table-cell office:value-type="string">
            <text:p>CONN_1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SHW</text:p>
          </table:table-cell>
          <table:table-cell office:value-type="string">
            <text:p>OSHW-Logo2_14.6x12mm_SilkScreen</text:p>
          </table:table-cell>
          <table:table-cell office:value-type="float" office:value="1">
            <text:p>1</text:p>
          </table:table-cell>
          <table:table-cell office:value-type="string">
            <text:p>OSHW-Logo2_14.6x12mm_SilkScreen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PL</text:p>
          </table:table-cell>
          <table:table-cell office:value-type="string">
            <text:p>Symbol_GNU-GPL_SilkScreen_Small</text:p>
          </table:table-cell>
          <table:table-cell office:value-type="float" office:value="1">
            <text:p>1</text:p>
          </table:table-cell>
          <table:table-cell office:value-type="string">
            <text:p>Symbol_GNU-GPL_CopperTop_Small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1</text:p>
          </table:table-cell>
          <table:table-cell office:value-type="string">
            <text:p>SolderWirePad_single_0-8mmDrill</text:p>
          </table:table-cell>
          <table:table-cell office:value-type="float" office:value="1">
            <text:p>1</text:p>
          </table:table-cell>
          <table:table-cell office:value-type="string">
            <text:p>TP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OOT0_MEM1,BOOT1_MEM1</text:p>
          </table:table-cell>
          <table:table-cell office:value-type="string">
            <text:p>Pin_Header_Straight_1x02</text:p>
          </table:table-cell>
          <table:table-cell office:value-type="float" office:value="2">
            <text:p>2</text:p>
          </table:table-cell>
          <table:table-cell office:value-type="string">
            <text:p>CONN_01X02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EBUG1,P11</text:p>
          </table:table-cell>
          <table:table-cell office:value-type="string">
            <text:p>Pin_Header_Straight_1x03</text:p>
          </table:table-cell>
          <table:table-cell office:value-type="float" office:value="2">
            <text:p>2</text:p>
          </table:table-cell>
          <table:table-cell office:value-type="string">
            <text:p>CONN_01X03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1</text:p>
          </table:table-cell>
          <table:table-cell office:value-type="string">
            <text:p>IDC-Header_2x03_P2.54mm_Vertical</text:p>
          </table:table-cell>
          <table:table-cell office:value-type="float" office:value="1">
            <text:p>1</text:p>
          </table:table-cell>
          <table:table-cell office:value-type="string">
            <text:p>Conn_02x03_Odd_Even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1</text:p>
          </table:table-cell>
          <table:table-cell office:value-type="string">
            <text:p>Socket_Strip_Straight_1x08</text:p>
          </table:table-cell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2</text:p>
          </table:table-cell>
          <table:table-cell office:value-type="string">
            <text:p>Socket_Strip_Straight_1x06</text:p>
          </table:table-cell>
          <table:table-cell office:value-type="float" office:value="1">
            <text:p>1</text:p>
          </table:table-cell>
          <table:table-cell office:value-type="string">
            <text:p>Analog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3</text:p>
          </table:table-cell>
          <table:table-cell office:value-type="string">
            <text:p>Socket_Strip_Straight_1x10</text:p>
          </table:table-cell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4</text:p>
          </table:table-cell>
          <table:table-cell office:value-type="string">
            <text:p>Socket_Strip_Straight_1x08</text:p>
          </table:table-cell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WDIO/CLK1</text:p>
          </table:table-cell>
          <table:table-cell office:value-type="string">
            <text:p>Pin_Header_Angled_1x04</text:p>
          </table:table-cell>
          <table:table-cell office:value-type="float" office:value="1">
            <text:p>1</text:p>
          </table:table-cell>
          <table:table-cell office:value-type="string">
            <text:p>CONN_01X04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9:19:36</dc:date>
    <meta:document-statistic meta:table-count="1" meta:cell-count="191" meta:object-count="0"/>
    <meta:generator>LibreOffice/3.5$Linux_X86_64 LibreOffice_project/350m1$Build-2</meta:generator>
  </office:meta>
</office:document-meta>
</file>